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5E0000005EAB6862D59EF3F3E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3" style:family="paragraph" style:parent-style-name="Standard">
      <style:paragraph-properties fo:margin-left="0in" fo:margin-right="0in" fo:text-indent="0in" style:auto-text-indent="false"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4"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5" style:family="paragraph" style:parent-style-name="Standard" style:list-style-name="L5">
      <style:paragraph-properties fo:text-align="justify" style:justify-single-word="false"/>
      <style:text-properties officeooo:paragraph-rsid="01628cd3"/>
    </style:style>
    <style:style style:name="P6" style:family="paragraph" style:parent-style-name="Standard" style:list-style-name="L5">
      <style:paragraph-properties fo:text-align="justify" style:justify-single-word="false"/>
      <style:text-properties officeooo:paragraph-rsid="016321f4"/>
    </style:style>
    <style:style style:name="P7" style:family="paragraph" style:parent-style-name="Standard" style:list-style-name="L5">
      <style:paragraph-properties fo:text-align="justify" style:justify-single-word="false"/>
      <style:text-properties officeooo:rsid="016321f4" officeooo:paragraph-rsid="016321f4"/>
    </style:style>
    <style:style style:name="P8" style:family="paragraph" style:parent-style-name="Standard">
      <style:paragraph-properties fo:margin-left="0in" fo:margin-right="0in" fo:text-indent="0in" style:auto-text-indent="false"/>
      <style:text-properties fo:font-variant="normal" fo:text-transform="none" fo:color="#252525" style:font-name="Lato" fo:font-size="19pt" fo:letter-spacing="normal" fo:font-style="normal" style:text-underline-style="none" fo:font-weight="bold" officeooo:rsid="00b61d1f" officeooo:paragraph-rsid="00cc4c20" style:font-size-asian="19pt" style:font-weight-asian="bold" style:font-size-complex="19pt" style:font-weight-complex="bold"/>
    </style:style>
    <style:style style:name="P9"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a7226" style:font-size-asian="10.5pt" style:font-weight-asian="normal" style:font-size-complex="10.5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c05a4" style:font-size-asian="10.5pt" style:font-weight-asian="normal" style:font-size-complex="10.5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dc60d" officeooo:paragraph-rsid="015dc60d" style:font-size-asian="10.5pt" style:font-weight-asian="normal" style:font-size-complex="10.5pt"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321f4" officeooo:paragraph-rsid="016321f4" style:font-size-asian="10.5pt" style:font-weight-asian="normal" style:font-size-complex="10.5pt" style:font-weight-complex="normal"/>
    </style:style>
    <style:style style:name="P15" style:family="paragraph" style:parent-style-name="Standard">
      <style:paragraph-properties fo:margin-left="0in" fo:margin-right="0in" fo:text-indent="0in" style:auto-text-indent="false" style:shadow="none">
        <style:tab-stops/>
      </style:paragraph-properties>
      <style:text-properties fo:font-variant="normal" fo:text-transform="none" fo:color="#24292e" style:font-name="Lato" fo:font-size="19pt" fo:letter-spacing="normal" fo:font-style="normal" style:text-underline-style="none" fo:font-weight="bold" officeooo:rsid="001f4ebd" officeooo:paragraph-rsid="00659a4b" fo:background-color="#b2b2b2" style:font-size-asian="19pt" style:font-style-asian="normal" style:font-weight-asian="bold" style:font-size-complex="19pt" style:font-style-complex="normal" style:font-weight-complex="bold"/>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style:style>
    <style:style style:name="T7" style:family="text">
      <style:text-properties fo:font-variant="normal" fo:text-transform="none" fo:color="#000000" style:font-name="Lato" fo:font-size="10.5pt" fo:letter-spacing="normal" fo:font-style="normal" style:text-underline-style="none" fo:font-weight="normal" officeooo:rsid="01652106" style:font-size-asian="10.5pt" style:font-weight-asian="normal" style:font-size-complex="10.5pt" style:font-weight-complex="normal"/>
    </style:style>
    <style:style style:name="T8" style:family="text">
      <style:text-properties fo:color="#666666" fo:font-size="11pt" style:font-size-asian="11pt" style:font-size-complex="11pt"/>
    </style:style>
    <style:style style:name="T9" style:family="text">
      <style:text-properties fo:color="#666666" fo:font-size="11pt" officeooo:rsid="00b32b4f" style:font-size-asian="11pt" style:font-size-complex="11pt"/>
    </style:style>
    <style:style style:name="T10" style:family="text">
      <style:text-properties fo:background-color="#ffffff" loext:char-shading-value="0"/>
    </style:style>
    <style:style style:name="T11" style:family="text">
      <style:text-properties officeooo:rsid="015a7226" fo:background-color="#ffffff" loext:char-shading-value="0"/>
    </style:style>
    <style:style style:name="T12" style:family="text">
      <style:text-properties officeooo:rsid="015a9279"/>
    </style:style>
    <style:style style:name="T13" style:family="text">
      <style:text-properties officeooo:rsid="01614371"/>
    </style:style>
    <style:style style:name="T14" style:family="text">
      <style:text-properties officeooo:rsid="016321f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IOANNA PAPAGIANNI</text:span><text:span text:style-name="T8"> 2790</text:span><text:span text:style-name="T4"> </text:span><text:s text:c="2"/></text:p>
      <text:p text:style-name="P4"/>
      <text:p text:style-name="P3"/>
      <text:p text:style-name="P15"><text:span text:style-name="T10">"Web is our Home Doctor": Analysis on how people per countries use the web </text:span><text:span text:style-name="T11">search </text:span><text:span text:style-name="T10">for their health concerns</text:span></text:p>
      <text:p text:style-name="P8"/>
      <text:p text:style-name="P9"><text:span text:style-name="T13">ABSTRACT - </text:span>CASE ANALYSIS:</text:p>
      <text:p text:style-name="P9"/>
      <text:p text:style-name="P10">As search engines continue to improve and get more precise and more aware of what a keyword is linked with, people think of it as an easy of “answers” to their questions. Usually, these questions are about topics that are out of the territory for the individual that is looking for the answers.</text:p>
      <text:p text:style-name="P10"/>
      <text:p text:style-name="P10"><text:s/>It <text:span text:style-name="T12">has been observed, that one of the most usual cases when an individual searches for important information is when a health concern has arrised. Most of us, when we feel a weird or continuous pain, a headache, when we bump out something we are searching on the internet what that might be and how to overcome it. Furthermore, we might be diagnosed with something and again, we do not ask our doctor all the questions we have about it, we prefer to search on our own on the web for some answers. Another instance, is that there are people in some countries that they do not afford to pay a doctor for a diagnosis, or they might do not afford the treatment and try to find solutions, or “alternative” solutions on the web.</text:span></text:p>
      <text:p text:style-name="P10"/>
      <text:p text:style-name="P11">Considering all the above, it is an engrossing subject of interest and research, how people worldwide use these search keys, what answers they seek and what does the popularity of these words mean, for the <text:s/>way these people face their health concerns – issues.</text:p>
      <text:p text:style-name="P11"/>
      <text:p text:style-name="P11"/>
      <text:p text:style-name="P14">DATA SOURCE:</text:p>
      <text:p text:style-name="P14"/>
      <text:p text:style-name="P13"><text:span text:style-name="T14">W</text:span>e are using a dataset from <text:span text:style-name="T14">Google Trends, parameterized to serve our analysis purpose. It combines the search terms : </text:span>‘ diagnosis’, ‘prevention’, ‘symptoms’, ‘diseases’, ‘treatment’, <text:span text:style-name="T14">from 01/01/04 till 11/18/19 based on health category from worldwide web search. </text:span></text:p>
      <text:p text:style-name="P13"/>
      <text:p text:style-name="P12">SPECIFYING QUERIES:</text:p>
      <text:p text:style-name="P12"/>
      <text:p text:style-name="P13">Our analysis answers the following questions:</text:p>
      <text:p text:style-name="P12"/>
      <text:list xml:id="list3337024672" text:style-name="L5">
        <text:list-item>
          <text:p text:style-name="P6"><text:span text:style-name="T6">which are the most popular search keys among </text:span><text:span text:style-name="T7">these </text:span><text:span text:style-name="T6">specific words per country </text:span></text:p>
          <text:p text:style-name="P6"><text:span text:style-name="T6"/></text:p>
        </text:list-item>
        <text:list-item>
          <text:p text:style-name="P5"><text:span text:style-name="T6">which are the most popular search keys among </text:span><text:span text:style-name="T7">these</text:span><text:span text:style-name="T6"> specific words in all the studied countries such as‘ diagnosis’, ‘prevention’, ‘symptoms’, ‘diseases’, ‘treatment’</text:span></text:p>
          <text:p text:style-name="P5"><text:span text:style-name="T6"/></text:p>
        </text:list-item>
        <text:list-item>
          <text:p text:style-name="P7"><text:span text:style-name="T6">h</text:span><text:span text:style-name="T5">ow strongly are those words correlated, testing every couple.</text:span></text:p>
          <text:p text:style-name="P7"><text:span text:style-name="T5"/></text:p>
        </text:list-item>
      </text:list>
      <text:p text:style-name="P12"/>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8T13:02:52.404292181</dc:date>
    <meta:editing-duration>PT12H28M55S</meta:editing-duration>
    <meta:editing-cycles>301</meta:editing-cycles>
    <meta:generator>LibreOffice/6.0.7.3$Linux_X86_64 LibreOffice_project/00m0$Build-3</meta:generator>
    <meta:document-statistic meta:table-count="0" meta:image-count="0" meta:object-count="0" meta:page-count="1" meta:paragraph-count="18" meta:word-count="359" meta:character-count="2165" meta:non-whitespace-character-count="1762"/>
  </office:meta>
</office:document-meta>
</file>